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Collectors.toAnnotati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Collectors.isSameInstance( Object instance , Object cand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Collectors.toMultiValueMap( Function &lt; MultiValueMap &lt; String , Object &gt; , MultiValueMap &lt; String , Object &gt; &gt; finisher , Adapt ... adap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Collectors.combiner( MultiValueMap &lt; K , V &gt; map , MultiValueMap &lt; K , V &gt; ad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Collectors.toMultiValueMap( Adapt ... adap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Collectors.toAnnotationArray( IntFunction &lt; R [ ] &gt; 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Collectors.MergedAnnotationCol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Collectors.combiner( C collection , C ad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Collectors.toAnnotatio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